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0.5043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366in"/>
    </style:style>
    <style:style style:name="co6" style:family="table-column">
      <style:table-column-properties fo:break-before="auto" style:column-width="1.0283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1.072in"/>
    </style:style>
    <style:style style:name="co9" style:family="table-column">
      <style:table-column-properties fo:break-before="auto" style:column-width="1.1484in"/>
    </style:style>
    <style:style style:name="co10" style:family="table-column">
      <style:table-column-properties fo:break-before="auto" style:column-width="1.411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1272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row table:style-name="ro1">
          <table:table-cell office:value-type="string">
            <text:p>Split</text:p>
          </table:table-cell>
          <table:table-cell table:number-columns-repeated="23"/>
        </table:table-row>
        <table:table-row table:style-name="ro1">
          <table:table-cell office:value-type="string">
            <text:p>Name</text:p>
          </table:table-cell>
          <table:table-cell office:value-type="string">
            <text:p>Model</text:p>
          </table:table-cell>
          <table:table-cell office:value-type="string">
            <text:p>Vocab</text:p>
          </table:table-cell>
          <table:table-cell office:value-type="string">
            <text:p>Parse</text:p>
          </table:table-cell>
          <table:table-cell office:value-type="string">
            <text:p>Split</text:p>
          </table:table-cell>
          <table:table-cell office:value-type="string">
            <text:p>Dev Perplexity</text:p>
          </table:table-cell>
          <table:table-cell office:value-type="string">
            <text:p>Best Dev BLEU</text:p>
          </table:table-cell>
          <table:table-cell office:value-type="string">
            <text:p>Test Perplexity</text:p>
          </table:table-cell>
          <table:table-cell office:value-type="string">
            <text:p>Best Test BLEU</text:p>
          </table:table-cell>
          <table:table-cell office:value-type="string">
            <text:p>Unseen Test BLEU A</text:p>
          </table:table-cell>
          <table:table-cell office:value-type="string">
            <text:p>Perp D/T Ratio</text:p>
          </table:table-cell>
          <table:table-cell office:value-type="string">
            <text:p>BLEU D/T Ratio</text:p>
          </table:table-cell>
          <table:table-cell office:value-type="string">
            <text:p>Name</text:p>
          </table:table-cell>
          <table:table-cell office:value-type="string">
            <text:p>Model</text:p>
          </table:table-cell>
          <table:table-cell office:value-type="string">
            <text:p>Vocab</text:p>
          </table:table-cell>
          <table:table-cell office:value-type="string">
            <text:p>Parse</text:p>
          </table:table-cell>
          <table:table-cell office:value-type="string">
            <text:p>Split</text:p>
          </table:table-cell>
          <table:table-cell office:value-type="string">
            <text:p>Dev Perplexity</text:p>
          </table:table-cell>
          <table:table-cell office:value-type="string">
            <text:p>Best Dev BLEU</text:p>
          </table:table-cell>
          <table:table-cell office:value-type="string">
            <text:p>Test Perplexity</text:p>
          </table:table-cell>
          <table:table-cell office:value-type="string">
            <text:p>Best Test BLEU</text:p>
          </table:table-cell>
          <table:table-cell office:value-type="string">
            <text:p>Unseen Test BLEU B</text:p>
          </table:table-cell>
          <table:table-cell office:value-type="string">
            <text:p>Perp D/T Ratio</text:p>
          </table:table-cell>
          <table:table-cell office:value-type="string">
            <text:p>BLEU D/T Ratio</text:p>
          </table:table-cell>
        </table:table-row>
        <table:table-row table:style-name="ro1">
          <table:table-cell table:formula="of:=CONCATENATE([.C3];&quot;-&quot;;[.D3])" office:value-type="string" office:string-value="0-0">
            <text:p>0-0</text:p>
          </table:table-cell>
          <table:table-cell office:value-type="string">
            <text:p>ST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5.58">
            <text:p>5.58</text:p>
          </table:table-cell>
          <table:table-cell office:value-type="float" office:value="25">
            <text:p>25</text:p>
          </table:table-cell>
          <table:table-cell office:value-type="float" office:value="6.05">
            <text:p>6.05</text:p>
          </table:table-cell>
          <table:table-cell office:value-type="float" office:value="23.4">
            <text:p>23.4</text:p>
          </table:table-cell>
          <table:table-cell office:value-type="float" office:value="21.8">
            <text:p>21.8</text:p>
          </table:table-cell>
          <table:table-cell table:formula="of:=[.F3]/[.H3]" office:value-type="float" office:value="0.922314049586777">
            <text:p>0.92</text:p>
          </table:table-cell>
          <table:table-cell table:formula="of:=[.G3]/[.I3]" office:value-type="float" office:value="1.06837606837607">
            <text:p>1.07</text:p>
          </table:table-cell>
          <table:table-cell table:formula="of:=CONCATENATE([.O3];&quot;-&quot;;[.P3];&quot;-&quot;;[.Q3])" office:value-type="string" office:string-value="0-0-B">
            <text:p>0-0-B</text:p>
          </table:table-cell>
          <table:table-cell office:value-type="string">
            <text:p>ST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5.52">
            <text:p>5.52</text:p>
          </table:table-cell>
          <table:table-cell office:value-type="float" office:value="23.5">
            <text:p>23.5</text:p>
          </table:table-cell>
          <table:table-cell office:value-type="float" office:value="6">
            <text:p>6</text:p>
          </table:table-cell>
          <table:table-cell table:number-columns-repeated="2" office:value-type="float" office:value="22.2">
            <text:p>22.2</text:p>
          </table:table-cell>
          <table:table-cell table:formula="of:=[.R3]/[.T3]" office:value-type="float" office:value="0.92">
            <text:p>0.92</text:p>
          </table:table-cell>
          <table:table-cell table:formula="of:=[.S3]/[.U3]" office:value-type="float" office:value="1.05855855855856">
            <text:p>1.06</text:p>
          </table:table-cell>
        </table:table-row>
        <table:table-row table:style-name="ro1">
          <table:table-cell table:formula="of:=CONCATENATE([.C4];&quot;-&quot;;[.D4])" office:value-type="string" office:string-value="0-1">
            <text:p>0-1</text:p>
          </table:table-cell>
          <table:table-cell office:value-type="string">
            <text:p>ST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7.36">
            <text:p>7.36</text:p>
          </table:table-cell>
          <table:table-cell office:value-type="float" office:value="5.1">
            <text:p>5.1</text:p>
          </table:table-cell>
          <table:table-cell office:value-type="float" office:value="9.55">
            <text:p>9.5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table:formula="of:=[.F4]/[.H4]" office:value-type="float" office:value="0.770680628272251">
            <text:p>0.77</text:p>
          </table:table-cell>
          <table:table-cell table:formula="of:=[.G4]/[.I4]" office:value-type="float" office:value="2.55">
            <text:p>2.55</text:p>
          </table:table-cell>
          <table:table-cell table:formula="of:=CONCATENATE([.O4];&quot;-&quot;;[.P4];&quot;-&quot;;[.Q4])" office:value-type="string" office:string-value="0-1-B">
            <text:p>0-1-B</text:p>
          </table:table-cell>
          <table:table-cell office:value-type="string">
            <text:p>ST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6.77">
            <text:p>6.77</text:p>
          </table:table-cell>
          <table:table-cell office:value-type="float" office:value="4.7">
            <text:p>4.7</text:p>
          </table:table-cell>
          <table:table-cell office:value-type="float" office:value="11.32">
            <text:p>11.3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formula="of:=[.R4]/[.T4]" office:value-type="float" office:value="0.598056537102473">
            <text:p>0.6</text:p>
          </table:table-cell>
          <table:table-cell table:formula="of:=[.S4]/[.U4]" office:value-type="float" office:value="4.7">
            <text:p>4.7</text:p>
          </table:table-cell>
        </table:table-row>
        <table:table-row table:style-name="ro1">
          <table:table-cell table:formula="of:=CONCATENATE([.C5];&quot;-&quot;;[.D5])" office:value-type="string" office:string-value="0-2">
            <text:p>0-2</text:p>
          </table:table-cell>
          <table:table-cell office:value-type="string">
            <text:p>ST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7.03">
            <text:p>7.03</text:p>
          </table:table-cell>
          <table:table-cell office:value-type="float" office:value="4.7">
            <text:p>4.7</text:p>
          </table:table-cell>
          <table:table-cell office:value-type="float" office:value="12.05">
            <text:p>12.05</text:p>
          </table:table-cell>
          <table:table-cell table:number-columns-repeated="2" office:value-type="float" office:value="1.9">
            <text:p>1.9</text:p>
          </table:table-cell>
          <table:table-cell table:formula="of:=[.F5]/[.H5]" office:value-type="float" office:value="0.583402489626556">
            <text:p>0.58</text:p>
          </table:table-cell>
          <table:table-cell table:formula="of:=[.G5]/[.I5]" office:value-type="float" office:value="2.47368421052632">
            <text:p>2.47</text:p>
          </table:table-cell>
          <table:table-cell table:formula="of:=CONCATENATE([.O5];&quot;-&quot;;[.P5];&quot;-&quot;;[.Q5])" office:value-type="string" office:string-value="0-2-B">
            <text:p>0-2-B</text:p>
          </table:table-cell>
          <table:table-cell office:value-type="string">
            <text:p>ST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6.74">
            <text:p>6.74</text:p>
          </table:table-cell>
          <table:table-cell office:value-type="float" office:value="5">
            <text:p>5</text:p>
          </table:table-cell>
          <table:table-cell office:value-type="float" office:value="11.54">
            <text:p>11.54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f:=[.R5]/[.T5]" office:value-type="float" office:value="0.584055459272097">
            <text:p>0.58</text:p>
          </table:table-cell>
          <table:table-cell table:formula="of:=[.S5]/[.U5]" office:value-type="float" office:value="3.57142857142857">
            <text:p>3.57</text:p>
          </table:table-cell>
        </table:table-row>
        <table:table-row table:style-name="ro1">
          <table:table-cell table:formula="of:=CONCATENATE([.C6];&quot;-&quot;;[.D6])" office:value-type="string" office:string-value="0-3">
            <text:p>0-3</text:p>
          </table:table-cell>
          <table:table-cell office:value-type="string">
            <text:p>ST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7.35">
            <text:p>7.35</text:p>
          </table:table-cell>
          <table:table-cell office:value-type="float" office:value="5">
            <text:p>5</text:p>
          </table:table-cell>
          <table:table-cell office:value-type="float" office:value="10.53">
            <text:p>10.53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table:formula="of:=[.F6]/[.H6]" office:value-type="float" office:value="0.698005698005698">
            <text:p>0.7</text:p>
          </table:table-cell>
          <table:table-cell table:formula="of:=[.G6]/[.I6]" office:value-type="float" office:value="2.77777777777778">
            <text:p>2.78</text:p>
          </table:table-cell>
          <table:table-cell table:formula="of:=CONCATENATE([.O6];&quot;-&quot;;[.P6];&quot;-&quot;;[.Q6])" office:value-type="string" office:string-value="0-3-B">
            <text:p>0-3-B</text:p>
          </table:table-cell>
          <table:table-cell office:value-type="string">
            <text:p>ST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6.81">
            <text:p>6.81</text:p>
          </table:table-cell>
          <table:table-cell office:value-type="float" office:value="4.9">
            <text:p>4.9</text:p>
          </table:table-cell>
          <table:table-cell office:value-type="float" office:value="12.92">
            <text:p>12.9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formula="of:=[.R6]/[.T6]" office:value-type="float" office:value="0.527089783281734">
            <text:p>0.53</text:p>
          </table:table-cell>
          <table:table-cell table:formula="of:=[.S6]/[.U6]" office:value-type="float" office:value="4.9">
            <text:p>4.9</text:p>
          </table:table-cell>
        </table:table-row>
        <table:table-row table:style-name="ro1">
          <table:table-cell table:formula="of:=CONCATENATE([.C7];&quot;-&quot;;[.D7])" office:value-type="string" office:string-value="1-0">
            <text:p>1-0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4.58">
            <text:p>4.58</text:p>
          </table:table-cell>
          <table:table-cell office:value-type="float" office:value="21.1">
            <text:p>21.1</text:p>
          </table:table-cell>
          <table:table-cell office:value-type="float" office:value="4.97">
            <text:p>4.97</text:p>
          </table:table-cell>
          <table:table-cell office:value-type="float" office:value="20.3">
            <text:p>20.3</text:p>
          </table:table-cell>
          <table:table-cell office:value-type="float" office:value="18.4">
            <text:p>18.4</text:p>
          </table:table-cell>
          <table:table-cell table:formula="of:=[.F7]/[.H7]" office:value-type="float" office:value="0.921529175050302">
            <text:p>0.92</text:p>
          </table:table-cell>
          <table:table-cell table:formula="of:=[.G7]/[.I7]" office:value-type="float" office:value="1.03940886699507">
            <text:p>1.04</text:p>
          </table:table-cell>
          <table:table-cell table:formula="of:=CONCATENATE([.O7];&quot;-&quot;;[.P7];&quot;-&quot;;[.Q7])" office:value-type="string" office:string-value="1-0-B">
            <text:p>1-0-B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.28">
            <text:p>4.28</text:p>
          </table:table-cell>
          <table:table-cell office:value-type="float" office:value="21">
            <text:p>21</text:p>
          </table:table-cell>
          <table:table-cell office:value-type="float" office:value="4.71">
            <text:p>4.71</text:p>
          </table:table-cell>
          <table:table-cell office:value-type="float" office:value="19.8">
            <text:p>19.8</text:p>
          </table:table-cell>
          <table:table-cell office:value-type="float" office:value="20.1">
            <text:p>20.1</text:p>
          </table:table-cell>
          <table:table-cell table:formula="of:=[.R7]/[.T7]" office:value-type="float" office:value="0.908704883227176">
            <text:p>0.91</text:p>
          </table:table-cell>
          <table:table-cell table:formula="of:=[.S7]/[.U7]" office:value-type="float" office:value="1.06060606060606">
            <text:p>1.06</text:p>
          </table:table-cell>
        </table:table-row>
        <table:table-row table:style-name="ro1">
          <table:table-cell table:formula="of:=CONCATENATE([.C8];&quot;-&quot;;[.D8])" office:value-type="string" office:string-value="1-1">
            <text:p>1-1</text:p>
          </table:table-cell>
          <table:table-cell office:value-type="string">
            <text:p>ST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6.06">
            <text:p>6.06</text:p>
          </table:table-cell>
          <table:table-cell office:value-type="float" office:value="4.5">
            <text:p>4.5</text:p>
          </table:table-cell>
          <table:table-cell office:value-type="float" office:value="8.15">
            <text:p>8.15</text:p>
          </table:table-cell>
          <table:table-cell office:value-type="float" office:value="1.8">
            <text:p>1.8</text:p>
          </table:table-cell>
          <table:table-cell office:value-type="float" office:value="1.1">
            <text:p>1.1</text:p>
          </table:table-cell>
          <table:table-cell table:formula="of:=[.F8]/[.H8]" office:value-type="float" office:value="0.743558282208589">
            <text:p>0.74</text:p>
          </table:table-cell>
          <table:table-cell table:formula="of:=[.G8]/[.I8]" office:value-type="float" office:value="2.5">
            <text:p>2.5</text:p>
          </table:table-cell>
          <table:table-cell table:formula="of:=CONCATENATE([.O8];&quot;-&quot;;[.P8];&quot;-&quot;;[.Q8])" office:value-type="string" office:string-value="1-1-B">
            <text:p>1-1-B</text:p>
          </table:table-cell>
          <table:table-cell office:value-type="string">
            <text:p>ST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5.48">
            <text:p>5.48</text:p>
          </table:table-cell>
          <table:table-cell office:value-type="float" office:value="4.5">
            <text:p>4.5</text:p>
          </table:table-cell>
          <table:table-cell office:value-type="float" office:value="9.84">
            <text:p>9.84</text:p>
          </table:table-cell>
          <table:table-cell table:number-columns-repeated="2" office:value-type="float" office:value="1.2">
            <text:p>1.2</text:p>
          </table:table-cell>
          <table:table-cell table:formula="of:=[.R8]/[.T8]" office:value-type="float" office:value="0.556910569105691">
            <text:p>0.56</text:p>
          </table:table-cell>
          <table:table-cell table:formula="of:=[.S8]/[.U8]" office:value-type="float" office:value="3.75">
            <text:p>3.75</text:p>
          </table:table-cell>
        </table:table-row>
        <table:table-row table:style-name="ro1">
          <table:table-cell table:formula="of:=CONCATENATE([.C9];&quot;-&quot;;[.D9])" office:value-type="string" office:string-value="1-2">
            <text:p>1-2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5.6">
            <text:p>5.6</text:p>
          </table:table-cell>
          <table:table-cell office:value-type="float" office:value="4.4">
            <text:p>4.4</text:p>
          </table:table-cell>
          <table:table-cell office:value-type="float" office:value="8.18">
            <text:p>8.18</text:p>
          </table:table-cell>
          <table:table-cell office:value-type="float" office:value="1.8">
            <text:p>1.8</text:p>
          </table:table-cell>
          <table:table-cell office:value-type="float" office:value="2.1">
            <text:p>2.1</text:p>
          </table:table-cell>
          <table:table-cell table:formula="of:=[.F9]/[.H9]" office:value-type="float" office:value="0.684596577017115">
            <text:p>0.68</text:p>
          </table:table-cell>
          <table:table-cell table:formula="of:=[.G9]/[.I9]" office:value-type="float" office:value="2.44444444444444">
            <text:p>2.44</text:p>
          </table:table-cell>
          <table:table-cell table:formula="of:=CONCATENATE([.O9];&quot;-&quot;;[.P9];&quot;-&quot;;[.Q9])" office:value-type="string" office:string-value="1-2-B">
            <text:p>1-2-B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5.96">
            <text:p>5.96</text:p>
          </table:table-cell>
          <table:table-cell office:value-type="float" office:value="5.5">
            <text:p>5.5</text:p>
          </table:table-cell>
          <table:table-cell office:value-type="float" office:value="10.45">
            <text:p>10.45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table:formula="of:=[.R9]/[.T9]" office:value-type="float" office:value="0.570334928229665">
            <text:p>0.57</text:p>
          </table:table-cell>
          <table:table-cell table:formula="of:=[.S9]/[.U9]" office:value-type="float" office:value="4.58333333333333">
            <text:p>4.58</text:p>
          </table:table-cell>
        </table:table-row>
        <table:table-row table:style-name="ro1">
          <table:table-cell table:formula="of:=CONCATENATE([.C10];&quot;-&quot;;[.D10])" office:value-type="string" office:string-value="1-3">
            <text:p>1-3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5.71">
            <text:p>5.71</text:p>
          </table:table-cell>
          <table:table-cell office:value-type="float" office:value="5">
            <text:p>5</text:p>
          </table:table-cell>
          <table:table-cell office:value-type="float" office:value="7.24">
            <text:p>7.24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table:formula="of:=[.F10]/[.H10]" office:value-type="float" office:value="0.788674033149171">
            <text:p>0.79</text:p>
          </table:table-cell>
          <table:table-cell table:formula="of:=[.G10]/[.I10]" office:value-type="float" office:value="3.125">
            <text:p>3.13</text:p>
          </table:table-cell>
          <table:table-cell table:formula="of:=CONCATENATE([.O10];&quot;-&quot;;[.P10];&quot;-&quot;;[.Q10])" office:value-type="string" office:string-value="1-3-B">
            <text:p>1-3-B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5.37">
            <text:p>5.37</text:p>
          </table:table-cell>
          <table:table-cell office:value-type="float" office:value="5.1">
            <text:p>5.1</text:p>
          </table:table-cell>
          <table:table-cell office:value-type="float" office:value="10.08">
            <text:p>10.08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table:formula="of:=[.R10]/[.T10]" office:value-type="float" office:value="0.532738095238095">
            <text:p>0.53</text:p>
          </table:table-cell>
          <table:table-cell table:formula="of:=[.S10]/[.U10]" office:value-type="float" office:value="4.63636363636364">
            <text:p>4.64</text:p>
          </table:table-cell>
        </table:table-row>
        <table:table-row table:style-name="ro1">
          <table:table-cell table:formula="of:=CONCATENATE([.C11];&quot;-&quot;;[.D11])" office:value-type="string" office:string-value="2-0">
            <text:p>2-0</text:p>
          </table:table-cell>
          <table:table-cell office:value-type="string">
            <text:p>ST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4.28">
            <text:p>4.28</text:p>
          </table:table-cell>
          <table:table-cell office:value-type="float" office:value="21.2">
            <text:p>21.2</text:p>
          </table:table-cell>
          <table:table-cell office:value-type="float" office:value="4.64">
            <text:p>4.64</text:p>
          </table:table-cell>
          <table:table-cell office:value-type="float" office:value="20.4">
            <text:p>20.4</text:p>
          </table:table-cell>
          <table:table-cell office:value-type="float" office:value="22.8">
            <text:p>22.8</text:p>
          </table:table-cell>
          <table:table-cell table:formula="of:=[.F11]/[.H11]" office:value-type="float" office:value="0.922413793103448">
            <text:p>0.92</text:p>
          </table:table-cell>
          <table:table-cell table:formula="of:=[.G11]/[.I11]" office:value-type="float" office:value="1.03921568627451">
            <text:p>1.04</text:p>
          </table:table-cell>
          <table:table-cell table:formula="of:=CONCATENATE([.O11];&quot;-&quot;;[.P11];&quot;-&quot;;[.Q11])" office:value-type="string" office:string-value="2-0-B">
            <text:p>2-0-B</text:p>
          </table:table-cell>
          <table:table-cell office:value-type="string">
            <text:p>ST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.4">
            <text:p>4.4</text:p>
          </table:table-cell>
          <table:table-cell office:value-type="float" office:value="21">
            <text:p>21</text:p>
          </table:table-cell>
          <table:table-cell office:value-type="float" office:value="4.96">
            <text:p>4.96</text:p>
          </table:table-cell>
          <table:table-cell office:value-type="float" office:value="20.2">
            <text:p>20.2</text:p>
          </table:table-cell>
          <table:table-cell office:value-type="float" office:value="19.9">
            <text:p>19.9</text:p>
          </table:table-cell>
          <table:table-cell table:formula="of:=[.R11]/[.T11]" office:value-type="float" office:value="0.887096774193548">
            <text:p>0.89</text:p>
          </table:table-cell>
          <table:table-cell table:formula="of:=[.S11]/[.U11]" office:value-type="float" office:value="1.03960396039604">
            <text:p>1.04</text:p>
          </table:table-cell>
        </table:table-row>
        <table:table-row table:style-name="ro1">
          <table:table-cell table:formula="of:=CONCATENATE([.C12];&quot;-&quot;;[.D12])" office:value-type="string" office:string-value="2-1">
            <text:p>2-1</text:p>
          </table:table-cell>
          <table:table-cell office:value-type="string">
            <text:p>ST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6.4">
            <text:p>6.4</text:p>
          </table:table-cell>
          <table:table-cell office:value-type="float" office:value="4.5">
            <text:p>4.5</text:p>
          </table:table-cell>
          <table:table-cell office:value-type="float" office:value="12.38">
            <text:p>12.38</text:p>
          </table:table-cell>
          <table:table-cell office:value-type="float" office:value="1.9">
            <text:p>1.9</text:p>
          </table:table-cell>
          <table:table-cell office:value-type="float" office:value="1.3">
            <text:p>1.3</text:p>
          </table:table-cell>
          <table:table-cell table:formula="of:=[.F12]/[.H12]" office:value-type="float" office:value="0.516962843295638">
            <text:p>0.52</text:p>
          </table:table-cell>
          <table:table-cell table:formula="of:=[.G12]/[.I12]" office:value-type="float" office:value="2.36842105263158">
            <text:p>2.37</text:p>
          </table:table-cell>
          <table:table-cell table:formula="of:=CONCATENATE([.O12];&quot;-&quot;;[.P12];&quot;-&quot;;[.Q12])" office:value-type="string" office:string-value="2-1-B">
            <text:p>2-1-B</text:p>
          </table:table-cell>
          <table:table-cell office:value-type="string">
            <text:p>ST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5.95">
            <text:p>5.95</text:p>
          </table:table-cell>
          <table:table-cell office:value-type="float" office:value="4.8">
            <text:p>4.8</text:p>
          </table:table-cell>
          <table:table-cell office:value-type="float" office:value="8.77">
            <text:p>8.77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table:formula="of:=[.R12]/[.T12]" office:value-type="float" office:value="0.678449258836944">
            <text:p>0.68</text:p>
          </table:table-cell>
          <table:table-cell table:formula="of:=[.S12]/[.U12]" office:value-type="float" office:value="5.33333333333333">
            <text:p>5.33</text:p>
          </table:table-cell>
        </table:table-row>
        <table:table-row table:style-name="ro1">
          <table:table-cell table:formula="of:=CONCATENATE([.C13];&quot;-&quot;;[.D13])" office:value-type="string" office:string-value="2-2">
            <text:p>2-2</text:p>
          </table:table-cell>
          <table:table-cell office:value-type="string">
            <text:p>ST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5.59">
            <text:p>5.59</text:p>
          </table:table-cell>
          <table:table-cell office:value-type="float" office:value="4.7">
            <text:p>4.7</text:p>
          </table:table-cell>
          <table:table-cell office:value-type="float" office:value="8.43">
            <text:p>8.43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table:formula="of:=[.F13]/[.H13]" office:value-type="float" office:value="0.663107947805457">
            <text:p>0.66</text:p>
          </table:table-cell>
          <table:table-cell table:formula="of:=[.G13]/[.I13]" office:value-type="float" office:value="2.61111111111111">
            <text:p>2.61</text:p>
          </table:table-cell>
          <table:table-cell table:formula="of:=CONCATENATE([.O13];&quot;-&quot;;[.P13];&quot;-&quot;;[.Q13])" office:value-type="string" office:string-value="2-2-B">
            <text:p>2-2-B</text:p>
          </table:table-cell>
          <table:table-cell office:value-type="string">
            <text:p>ST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5.77">
            <text:p>5.77</text:p>
          </table:table-cell>
          <table:table-cell office:value-type="float" office:value="4.4">
            <text:p>4.4</text:p>
          </table:table-cell>
          <table:table-cell office:value-type="float" office:value="11.03">
            <text:p>11.03</text:p>
          </table:table-cell>
          <table:table-cell table:number-columns-repeated="2" office:value-type="float" office:value="0.9">
            <text:p>0.9</text:p>
          </table:table-cell>
          <table:table-cell table:formula="of:=[.R13]/[.T13]" office:value-type="float" office:value="0.523118766999093">
            <text:p>0.52</text:p>
          </table:table-cell>
          <table:table-cell table:formula="of:=[.S13]/[.U13]" office:value-type="float" office:value="4.88888888888889">
            <text:p>4.89</text:p>
          </table:table-cell>
        </table:table-row>
        <table:table-row table:style-name="ro1">
          <table:table-cell table:formula="of:=CONCATENATE([.C14];&quot;-&quot;;[.D14])" office:value-type="string" office:string-value="2-3">
            <text:p>2-3</text:p>
          </table:table-cell>
          <table:table-cell office:value-type="string">
            <text:p>ST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6.02">
            <text:p>6.02</text:p>
          </table:table-cell>
          <table:table-cell office:value-type="float" office:value="4.5">
            <text:p>4.5</text:p>
          </table:table-cell>
          <table:table-cell office:value-type="float" office:value="8.14">
            <text:p>8.14</text:p>
          </table:table-cell>
          <table:table-cell office:value-type="float" office:value="1.7">
            <text:p>1.7</text:p>
          </table:table-cell>
          <table:table-cell office:value-type="float" office:value="1.4">
            <text:p>1.4</text:p>
          </table:table-cell>
          <table:table-cell table:formula="of:=[.F14]/[.H14]" office:value-type="float" office:value="0.739557739557739">
            <text:p>0.74</text:p>
          </table:table-cell>
          <table:table-cell table:formula="of:=[.G14]/[.I14]" office:value-type="float" office:value="2.64705882352941">
            <text:p>2.65</text:p>
          </table:table-cell>
          <table:table-cell table:formula="of:=CONCATENATE([.O14];&quot;-&quot;;[.P14];&quot;-&quot;;[.Q14])" office:value-type="string" office:string-value="2-3-B">
            <text:p>2-3-B</text:p>
          </table:table-cell>
          <table:table-cell office:value-type="string">
            <text:p>ST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5.43">
            <text:p>5.43</text:p>
          </table:table-cell>
          <table:table-cell office:value-type="float" office:value="4.7">
            <text:p>4.7</text:p>
          </table:table-cell>
          <table:table-cell office:value-type="float" office:value="10.92">
            <text:p>10.92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table:formula="of:=[.R14]/[.T14]" office:value-type="float" office:value="0.497252747252747">
            <text:p>0.5</text:p>
          </table:table-cell>
          <table:table-cell table:formula="of:=[.S14]/[.U14]" office:value-type="float" office:value="3.35714285714286">
            <text:p>3.36</text:p>
          </table:table-cell>
        </table:table-row>
        <table:table-row table:style-name="ro1">
          <table:table-cell table:formula="of:=CONCATENATE([.C15];&quot;-&quot;;[.D15])" office:value-type="string" office:string-value="3-0">
            <text:p>3-0</text:p>
          </table:table-cell>
          <table:table-cell office:value-type="string">
            <text:p>ST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4.3">
            <text:p>4.3</text:p>
          </table:table-cell>
          <table:table-cell office:value-type="float" office:value="20.9">
            <text:p>20.9</text:p>
          </table:table-cell>
          <table:table-cell office:value-type="float" office:value="4.6">
            <text:p>4.6</text:p>
          </table:table-cell>
          <table:table-cell office:value-type="float" office:value="19.9">
            <text:p>19.9</text:p>
          </table:table-cell>
          <table:table-cell office:value-type="float" office:value="18.9">
            <text:p>18.9</text:p>
          </table:table-cell>
          <table:table-cell table:formula="of:=[.F15]/[.H15]" office:value-type="float" office:value="0.934782608695652">
            <text:p>0.93</text:p>
          </table:table-cell>
          <table:table-cell table:formula="of:=[.G15]/[.I15]" office:value-type="float" office:value="1.05025125628141">
            <text:p>1.05</text:p>
          </table:table-cell>
          <table:table-cell table:formula="of:=CONCATENATE([.O15];&quot;-&quot;;[.P15];&quot;-&quot;;[.Q15])" office:value-type="string" office:string-value="3-0-B">
            <text:p>3-0-B</text:p>
          </table:table-cell>
          <table:table-cell office:value-type="string">
            <text:p>ST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.31">
            <text:p>4.31</text:p>
          </table:table-cell>
          <table:table-cell office:value-type="float" office:value="20.6">
            <text:p>20.6</text:p>
          </table:table-cell>
          <table:table-cell office:value-type="float" office:value="4.79">
            <text:p>4.79</text:p>
          </table:table-cell>
          <table:table-cell office:value-type="float" office:value="20.3">
            <text:p>20.3</text:p>
          </table:table-cell>
          <table:table-cell office:value-type="float" office:value="19.8">
            <text:p>19.8</text:p>
          </table:table-cell>
          <table:table-cell table:formula="of:=[.R15]/[.T15]" office:value-type="float" office:value="0.899791231732777">
            <text:p>0.9</text:p>
          </table:table-cell>
          <table:table-cell table:formula="of:=[.S15]/[.U15]" office:value-type="float" office:value="1.01477832512315">
            <text:p>1.01</text:p>
          </table:table-cell>
        </table:table-row>
        <table:table-row table:style-name="ro1">
          <table:table-cell table:formula="of:=CONCATENATE([.C16];&quot;-&quot;;[.D16])" office:value-type="string" office:string-value="3-1">
            <text:p>3-1</text:p>
          </table:table-cell>
          <table:table-cell office:value-type="string">
            <text:p>ST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5.84">
            <text:p>5.84</text:p>
          </table:table-cell>
          <table:table-cell office:value-type="float" office:value="4.9">
            <text:p>4.9</text:p>
          </table:table-cell>
          <table:table-cell office:value-type="float" office:value="8.03">
            <text:p>8.03</text:p>
          </table:table-cell>
          <table:table-cell office:value-type="float" office:value="2">
            <text:p>2</text:p>
          </table:table-cell>
          <table:table-cell office:value-type="float" office:value="1.3">
            <text:p>1.3</text:p>
          </table:table-cell>
          <table:table-cell table:formula="of:=[.F16]/[.H16]" office:value-type="float" office:value="0.727272727272727">
            <text:p>0.73</text:p>
          </table:table-cell>
          <table:table-cell table:formula="of:=[.G16]/[.I16]" office:value-type="float" office:value="2.45">
            <text:p>2.45</text:p>
          </table:table-cell>
          <table:table-cell table:formula="of:=CONCATENATE([.O16];&quot;-&quot;;[.P16];&quot;-&quot;;[.Q16])" office:value-type="string" office:string-value="3-1-B">
            <text:p>3-1-B</text:p>
          </table:table-cell>
          <table:table-cell office:value-type="string">
            <text:p>ST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5.94">
            <text:p>5.94</text:p>
          </table:table-cell>
          <table:table-cell office:value-type="float" office:value="4.9">
            <text:p>4.9</text:p>
          </table:table-cell>
          <table:table-cell office:value-type="float" office:value="8.65">
            <text:p>8.65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table:formula="of:=[.R16]/[.T16]" office:value-type="float" office:value="0.686705202312139">
            <text:p>0.69</text:p>
          </table:table-cell>
          <table:table-cell table:formula="of:=[.S16]/[.U16]" office:value-type="float" office:value="5.44444444444444">
            <text:p>5.44</text:p>
          </table:table-cell>
        </table:table-row>
        <table:table-row table:style-name="ro1">
          <table:table-cell table:formula="of:=CONCATENATE([.C17];&quot;-&quot;;[.D17])" office:value-type="string" office:string-value="3-2">
            <text:p>3-2</text:p>
          </table:table-cell>
          <table:table-cell office:value-type="string">
            <text:p>ST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5.53">
            <text:p>5.53</text:p>
          </table:table-cell>
          <table:table-cell office:value-type="float" office:value="4.7">
            <text:p>4.7</text:p>
          </table:table-cell>
          <table:table-cell office:value-type="float" office:value="7.73">
            <text:p>7.73</text:p>
          </table:table-cell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 table:formula="of:=[.F17]/[.H17]" office:value-type="float" office:value="0.715394566623545">
            <text:p>0.72</text:p>
          </table:table-cell>
          <table:table-cell table:formula="of:=[.G17]/[.I17]" office:value-type="float" office:value="2.76470588235294">
            <text:p>2.76</text:p>
          </table:table-cell>
          <table:table-cell table:formula="of:=CONCATENATE([.O17];&quot;-&quot;;[.P17];&quot;-&quot;;[.Q17])" office:value-type="string" office:string-value="3-2-B">
            <text:p>3-2-B</text:p>
          </table:table-cell>
          <table:table-cell office:value-type="string">
            <text:p>ST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5.33">
            <text:p>5.33</text:p>
          </table:table-cell>
          <table:table-cell office:value-type="float" office:value="5">
            <text:p>5</text:p>
          </table:table-cell>
          <table:table-cell office:value-type="float" office:value="9.64">
            <text:p>9.64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table:formula="of:=[.R17]/[.T17]" office:value-type="float" office:value="0.552904564315353">
            <text:p>0.55</text:p>
          </table:table-cell>
          <table:table-cell table:formula="of:=[.S17]/[.U17]" office:value-type="float" office:value="4.54545454545455">
            <text:p>4.55</text:p>
          </table:table-cell>
        </table:table-row>
        <table:table-row table:style-name="ro1">
          <table:table-cell table:formula="of:=CONCATENATE([.C18];&quot;-&quot;;[.D18])" office:value-type="string" office:string-value="3-3">
            <text:p>3-3</text:p>
          </table:table-cell>
          <table:table-cell office:value-type="string">
            <text:p>STD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5.29">
            <text:p>5.29</text:p>
          </table:table-cell>
          <table:table-cell office:value-type="float" office:value="4.4">
            <text:p>4.4</text:p>
          </table:table-cell>
          <table:table-cell office:value-type="float" office:value="8.47">
            <text:p>8.47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formula="of:=[.F18]/[.H18]" office:value-type="float" office:value="0.624557260920897">
            <text:p>0.62</text:p>
          </table:table-cell>
          <table:table-cell table:formula="of:=[.G18]/[.I18]" office:value-type="float" office:value="2.31578947368421">
            <text:p>2.32</text:p>
          </table:table-cell>
          <table:table-cell table:formula="of:=CONCATENATE([.O18];&quot;-&quot;;[.P18];&quot;-&quot;;[.Q18])" office:value-type="string" office:string-value="3-3-B">
            <text:p>3-3-B</text:p>
          </table:table-cell>
          <table:table-cell office:value-type="string">
            <text:p>STD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4.69">
            <text:p>4.69</text:p>
          </table:table-cell>
          <table:table-cell office:value-type="float" office:value="4.7">
            <text:p>4.7</text:p>
          </table:table-cell>
          <table:table-cell office:value-type="float" office:value="8.03">
            <text:p>8.03</text:p>
          </table:table-cell>
          <table:table-cell office:value-type="float" office:value="1.3">
            <text:p>1.3</text:p>
          </table:table-cell>
          <table:table-cell office:value-type="float" office:value="0.8">
            <text:p>0.8</text:p>
          </table:table-cell>
          <table:table-cell table:formula="of:=[.R18]/[.T18]" office:value-type="float" office:value="0.584059775840598">
            <text:p>0.58</text:p>
          </table:table-cell>
          <table:table-cell table:formula="of:=[.S18]/[.U18]" office:value-type="float" office:value="3.61538461538462">
            <text:p>3.62</text:p>
          </table:table-cell>
        </table:table-row>
        <table:table-row table:style-name="ro1">
          <table:table-cell table:formula="of:=CONCATENATE([.C19];&quot;-&quot;;[.D19])" office:value-type="string" office:string-value="4-0">
            <text:p>4-0</text:p>
          </table:table-cell>
          <table:table-cell office:value-type="string">
            <text:p>ST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4.41">
            <text:p>4.41</text:p>
          </table:table-cell>
          <table:table-cell office:value-type="float" office:value="20.7">
            <text:p>20.7</text:p>
          </table:table-cell>
          <table:table-cell office:value-type="float" office:value="4.81">
            <text:p>4.81</text:p>
          </table:table-cell>
          <table:table-cell office:value-type="float" office:value="19.9">
            <text:p>19.9</text:p>
          </table:table-cell>
          <table:table-cell office:value-type="float" office:value="19.2">
            <text:p>19.2</text:p>
          </table:table-cell>
          <table:table-cell table:formula="of:=[.F19]/[.H19]" office:value-type="float" office:value="0.916839916839917">
            <text:p>0.92</text:p>
          </table:table-cell>
          <table:table-cell table:formula="of:=[.G19]/[.I19]" office:value-type="float" office:value="1.04020100502513">
            <text:p>1.04</text:p>
          </table:table-cell>
          <table:table-cell table:formula="of:=CONCATENATE([.O19];&quot;-&quot;;[.P19];&quot;-&quot;;[.Q19])" office:value-type="string" office:string-value="4-0-B">
            <text:p>4-0-B</text:p>
          </table:table-cell>
          <table:table-cell office:value-type="string">
            <text:p>ST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.29">
            <text:p>4.29</text:p>
          </table:table-cell>
          <table:table-cell office:value-type="float" office:value="21">
            <text:p>21</text:p>
          </table:table-cell>
          <table:table-cell office:value-type="float" office:value="4.69">
            <text:p>4.69</text:p>
          </table:table-cell>
          <table:table-cell office:value-type="float" office:value="20.2">
            <text:p>20.2</text:p>
          </table:table-cell>
          <table:table-cell office:value-type="float" office:value="20.1">
            <text:p>20.1</text:p>
          </table:table-cell>
          <table:table-cell table:formula="of:=[.R19]/[.T19]" office:value-type="float" office:value="0.914712153518124">
            <text:p>0.91</text:p>
          </table:table-cell>
          <table:table-cell table:formula="of:=[.S19]/[.U19]" office:value-type="float" office:value="1.03960396039604">
            <text:p>1.04</text:p>
          </table:table-cell>
        </table:table-row>
        <table:table-row table:style-name="ro1">
          <table:table-cell table:formula="of:=CONCATENATE([.C20];&quot;-&quot;;[.D20])" office:value-type="string" office:string-value="4-1">
            <text:p>4-1</text:p>
          </table:table-cell>
          <table:table-cell office:value-type="string">
            <text:p>ST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5.46">
            <text:p>5.46</text:p>
          </table:table-cell>
          <table:table-cell office:value-type="float" office:value="4.3">
            <text:p>4.3</text:p>
          </table:table-cell>
          <table:table-cell office:value-type="float" office:value="8.3">
            <text:p>8.3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formula="of:=[.F20]/[.H20]" office:value-type="float" office:value="0.657831325301205">
            <text:p>0.66</text:p>
          </table:table-cell>
          <table:table-cell table:formula="of:=[.G20]/[.I20]" office:value-type="float" office:value="2.26315789473684">
            <text:p>2.26</text:p>
          </table:table-cell>
          <table:table-cell table:formula="of:=CONCATENATE([.O20];&quot;-&quot;;[.P20];&quot;-&quot;;[.Q20])" office:value-type="string" office:string-value="4-1-B">
            <text:p>4-1-B</text:p>
          </table:table-cell>
          <table:table-cell office:value-type="string">
            <text:p>ST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5.58">
            <text:p>5.58</text:p>
          </table:table-cell>
          <table:table-cell office:value-type="float" office:value="4.4">
            <text:p>4.4</text:p>
          </table:table-cell>
          <table:table-cell office:value-type="float" office:value="10.78">
            <text:p>10.78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table:formula="of:=[.R20]/[.T20]" office:value-type="float" office:value="0.517625231910946">
            <text:p>0.52</text:p>
          </table:table-cell>
          <table:table-cell table:formula="of:=[.S20]/[.U20]" office:value-type="float" office:value="3.66666666666667">
            <text:p>3.67</text:p>
          </table:table-cell>
        </table:table-row>
        <table:table-row table:style-name="ro1">
          <table:table-cell table:formula="of:=CONCATENATE([.C21];&quot;-&quot;;[.D21])" office:value-type="string" office:string-value="4-2">
            <text:p>4-2</text:p>
          </table:table-cell>
          <table:table-cell office:value-type="string">
            <text:p>ST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5.44">
            <text:p>5.44</text:p>
          </table:table-cell>
          <table:table-cell office:value-type="float" office:value="4.7">
            <text:p>4.7</text:p>
          </table:table-cell>
          <table:table-cell office:value-type="float" office:value="7.57">
            <text:p>7.57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table:formula="of:=[.F21]/[.H21]" office:value-type="float" office:value="0.718626155878468">
            <text:p>0.72</text:p>
          </table:table-cell>
          <table:table-cell table:formula="of:=[.G21]/[.I21]" office:value-type="float" office:value="2.47368421052632">
            <text:p>2.47</text:p>
          </table:table-cell>
          <table:table-cell table:formula="of:=CONCATENATE([.O21];&quot;-&quot;;[.P21];&quot;-&quot;;[.Q21])" office:value-type="string" office:string-value="4-2-B">
            <text:p>4-2-B</text:p>
          </table:table-cell>
          <table:table-cell office:value-type="string">
            <text:p>ST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5.76">
            <text:p>5.76</text:p>
          </table:table-cell>
          <table:table-cell office:value-type="float" office:value="4.9">
            <text:p>4.9</text:p>
          </table:table-cell>
          <table:table-cell office:value-type="float" office:value="8.91">
            <text:p>8.91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table:formula="of:=[.R21]/[.T21]" office:value-type="float" office:value="0.646464646464646">
            <text:p>0.65</text:p>
          </table:table-cell>
          <table:table-cell table:formula="of:=[.S21]/[.U21]" office:value-type="float" office:value="4.45454545454545">
            <text:p>4.45</text:p>
          </table:table-cell>
        </table:table-row>
        <table:table-row table:style-name="ro1">
          <table:table-cell table:formula="of:=CONCATENATE([.C22];&quot;-&quot;;[.D22])" office:value-type="string" office:string-value="4-3">
            <text:p>4-3</text:p>
          </table:table-cell>
          <table:table-cell office:value-type="string">
            <text:p>ST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5.36">
            <text:p>5.36</text:p>
          </table:table-cell>
          <table:table-cell office:value-type="float" office:value="4.5">
            <text:p>4.5</text:p>
          </table:table-cell>
          <table:table-cell office:value-type="float" office:value="8">
            <text:p>8</text:p>
          </table:table-cell>
          <table:table-cell office:value-type="float" office:value="1.9">
            <text:p>1.9</text:p>
          </table:table-cell>
          <table:table-cell office:value-type="float" office:value="1.3">
            <text:p>1.3</text:p>
          </table:table-cell>
          <table:table-cell table:formula="of:=[.F22]/[.H22]" office:value-type="float" office:value="0.67">
            <text:p>0.67</text:p>
          </table:table-cell>
          <table:table-cell table:formula="of:=[.G22]/[.I22]" office:value-type="float" office:value="2.36842105263158">
            <text:p>2.37</text:p>
          </table:table-cell>
          <table:table-cell table:formula="of:=CONCATENATE([.O22];&quot;-&quot;;[.P22];&quot;-&quot;;[.Q22])" office:value-type="string" office:string-value="4-3-B">
            <text:p>4-3-B</text:p>
          </table:table-cell>
          <table:table-cell office:value-type="string">
            <text:p>ST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5.46">
            <text:p>5.46</text:p>
          </table:table-cell>
          <table:table-cell office:value-type="float" office:value="4.4">
            <text:p>4.4</text:p>
          </table:table-cell>
          <table:table-cell office:value-type="float" office:value="11.58">
            <text:p>11.58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table:formula="of:=[.R22]/[.T22]" office:value-type="float" office:value="0.471502590673575">
            <text:p>0.47</text:p>
          </table:table-cell>
          <table:table-cell table:formula="of:=[.S22]/[.U22]" office:value-type="float" office:value="3.66666666666667">
            <text:p>3.67</text:p>
          </table:table-cell>
        </table:table-row>
        <table:table-row table:style-name="ro1">
          <table:table-cell table:formula="of:=CONCATENATE([.C23];&quot;-&quot;;[.D23])" office:value-type="string" office:string-value="0-0">
            <text:p>0-0</text:p>
          </table:table-cell>
          <table:table-cell office:value-type="string">
            <text:p>ST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5.52">
            <text:p>5.52</text:p>
          </table:table-cell>
          <table:table-cell office:value-type="float" office:value="23.5">
            <text:p>23.5</text:p>
          </table:table-cell>
          <table:table-cell office:value-type="float" office:value="6">
            <text:p>6</text:p>
          </table:table-cell>
          <table:table-cell table:number-columns-repeated="2" office:value-type="float" office:value="22.2">
            <text:p>22.2</text:p>
          </table:table-cell>
          <table:table-cell table:formula="of:=[.F23]/[.H23]" office:value-type="float" office:value="0.92">
            <text:p>0.92</text:p>
          </table:table-cell>
          <table:table-cell table:formula="of:=[.G23]/[.I23]" office:value-type="float" office:value="1.05855855855856">
            <text:p>1.06</text:p>
          </table:table-cell>
          <table:table-cell>
            <draw:frame table:end-cell-address="Sheet1.X47" table:end-x="0.8024in" table:end-y="0.0945in" draw:z-index="1" draw:style-name="gr1" draw:text-style-name="P1" svg:width="11.0394in" svg:height="4.3091in" svg:x="0.0591in" svg:y="0.0528in">
              <draw:object draw:notify-on-update-of-ranges="Sheet1.A2:Sheet1.A2 Sheet1.A3:Sheet1.A22 Sheet1.J2:Sheet1.J2 Sheet1.J3:Sheet1.J22 Sheet1.V2:Sheet1.V2 Sheet1.V3:Sheet1.V2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formula="of:=CONCATENATE([.C24];&quot;-&quot;;[.D24])" office:value-type="string" office:string-value="0-1">
            <text:p>0-1</text:p>
          </table:table-cell>
          <table:table-cell office:value-type="string">
            <text:p>ST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6.77">
            <text:p>6.77</text:p>
          </table:table-cell>
          <table:table-cell office:value-type="float" office:value="4.7">
            <text:p>4.7</text:p>
          </table:table-cell>
          <table:table-cell office:value-type="float" office:value="11.32">
            <text:p>11.3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formula="of:=[.F24]/[.H24]" office:value-type="float" office:value="0.598056537102473">
            <text:p>0.6</text:p>
          </table:table-cell>
          <table:table-cell table:formula="of:=[.G24]/[.I24]" office:value-type="float" office:value="4.7">
            <text:p>4.7</text:p>
          </table:table-cell>
          <table:table-cell table:number-columns-repeated="12"/>
        </table:table-row>
        <table:table-row table:style-name="ro1">
          <table:table-cell table:formula="of:=CONCATENATE([.C25];&quot;-&quot;;[.D25])" office:value-type="string" office:string-value="0-2">
            <text:p>0-2</text:p>
          </table:table-cell>
          <table:table-cell office:value-type="string">
            <text:p>ST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6.74">
            <text:p>6.74</text:p>
          </table:table-cell>
          <table:table-cell office:value-type="float" office:value="5">
            <text:p>5</text:p>
          </table:table-cell>
          <table:table-cell office:value-type="float" office:value="11.54">
            <text:p>11.54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f:=[.F25]/[.H25]" office:value-type="float" office:value="0.584055459272097">
            <text:p>0.58</text:p>
          </table:table-cell>
          <table:table-cell table:formula="of:=[.G25]/[.I25]" office:value-type="float" office:value="3.57142857142857">
            <text:p>3.57</text:p>
          </table:table-cell>
          <table:table-cell table:number-columns-repeated="12"/>
        </table:table-row>
        <table:table-row table:style-name="ro1">
          <table:table-cell table:formula="of:=CONCATENATE([.C26];&quot;-&quot;;[.D26])" office:value-type="string" office:string-value="0-3">
            <text:p>0-3</text:p>
          </table:table-cell>
          <table:table-cell office:value-type="string">
            <text:p>ST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6.81">
            <text:p>6.81</text:p>
          </table:table-cell>
          <table:table-cell office:value-type="float" office:value="4.9">
            <text:p>4.9</text:p>
          </table:table-cell>
          <table:table-cell office:value-type="float" office:value="12.92">
            <text:p>12.9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formula="of:=[.F26]/[.H26]" office:value-type="float" office:value="0.527089783281734">
            <text:p>0.53</text:p>
          </table:table-cell>
          <table:table-cell table:formula="of:=[.G26]/[.I26]" office:value-type="float" office:value="4.9">
            <text:p>4.9</text:p>
          </table:table-cell>
          <table:table-cell table:number-columns-repeated="12"/>
        </table:table-row>
        <table:table-row table:style-name="ro1">
          <table:table-cell table:formula="of:=CONCATENATE([.C27];&quot;-&quot;;[.D27])" office:value-type="string" office:string-value="1-0">
            <text:p>1-0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.28">
            <text:p>4.28</text:p>
          </table:table-cell>
          <table:table-cell office:value-type="float" office:value="21">
            <text:p>21</text:p>
          </table:table-cell>
          <table:table-cell office:value-type="float" office:value="4.71">
            <text:p>4.71</text:p>
          </table:table-cell>
          <table:table-cell office:value-type="float" office:value="19.8">
            <text:p>19.8</text:p>
          </table:table-cell>
          <table:table-cell office:value-type="float" office:value="20.1">
            <text:p>20.1</text:p>
          </table:table-cell>
          <table:table-cell table:formula="of:=[.F27]/[.H27]" office:value-type="float" office:value="0.908704883227176">
            <text:p>0.91</text:p>
          </table:table-cell>
          <table:table-cell table:formula="of:=[.G27]/[.I27]" office:value-type="float" office:value="1.06060606060606">
            <text:p>1.06</text:p>
          </table:table-cell>
          <table:table-cell table:number-columns-repeated="12"/>
        </table:table-row>
        <table:table-row table:style-name="ro1">
          <table:table-cell table:formula="of:=CONCATENATE([.C28];&quot;-&quot;;[.D28])" office:value-type="string" office:string-value="1-1">
            <text:p>1-1</text:p>
          </table:table-cell>
          <table:table-cell office:value-type="string">
            <text:p>ST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5.48">
            <text:p>5.48</text:p>
          </table:table-cell>
          <table:table-cell office:value-type="float" office:value="4.5">
            <text:p>4.5</text:p>
          </table:table-cell>
          <table:table-cell office:value-type="float" office:value="9.84">
            <text:p>9.84</text:p>
          </table:table-cell>
          <table:table-cell table:number-columns-repeated="2" office:value-type="float" office:value="1.2">
            <text:p>1.2</text:p>
          </table:table-cell>
          <table:table-cell table:formula="of:=[.F28]/[.H28]" office:value-type="float" office:value="0.556910569105691">
            <text:p>0.56</text:p>
          </table:table-cell>
          <table:table-cell table:formula="of:=[.G28]/[.I28]" office:value-type="float" office:value="3.75">
            <text:p>3.75</text:p>
          </table:table-cell>
          <table:table-cell table:number-columns-repeated="12"/>
        </table:table-row>
        <table:table-row table:style-name="ro1">
          <table:table-cell table:formula="of:=CONCATENATE([.C29];&quot;-&quot;;[.D29])" office:value-type="string" office:string-value="1-2">
            <text:p>1-2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5.96">
            <text:p>5.96</text:p>
          </table:table-cell>
          <table:table-cell office:value-type="float" office:value="5.5">
            <text:p>5.5</text:p>
          </table:table-cell>
          <table:table-cell office:value-type="float" office:value="10.45">
            <text:p>10.45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table:formula="of:=[.F29]/[.H29]" office:value-type="float" office:value="0.570334928229665">
            <text:p>0.57</text:p>
          </table:table-cell>
          <table:table-cell table:formula="of:=[.G29]/[.I29]" office:value-type="float" office:value="4.58333333333333">
            <text:p>4.58</text:p>
          </table:table-cell>
          <table:table-cell table:number-columns-repeated="12"/>
        </table:table-row>
        <table:table-row table:style-name="ro1">
          <table:table-cell table:formula="of:=CONCATENATE([.C30];&quot;-&quot;;[.D30])" office:value-type="string" office:string-value="1-3">
            <text:p>1-3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5.37">
            <text:p>5.37</text:p>
          </table:table-cell>
          <table:table-cell office:value-type="float" office:value="5.1">
            <text:p>5.1</text:p>
          </table:table-cell>
          <table:table-cell office:value-type="float" office:value="10.08">
            <text:p>10.08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table:formula="of:=[.F30]/[.H30]" office:value-type="float" office:value="0.532738095238095">
            <text:p>0.53</text:p>
          </table:table-cell>
          <table:table-cell table:formula="of:=[.G30]/[.I30]" office:value-type="float" office:value="4.63636363636364">
            <text:p>4.64</text:p>
          </table:table-cell>
          <table:table-cell table:number-columns-repeated="12"/>
        </table:table-row>
        <table:table-row table:style-name="ro1">
          <table:table-cell table:formula="of:=CONCATENATE([.C31];&quot;-&quot;;[.D31])" office:value-type="string" office:string-value="2-0">
            <text:p>2-0</text:p>
          </table:table-cell>
          <table:table-cell office:value-type="string">
            <text:p>ST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.4">
            <text:p>4.4</text:p>
          </table:table-cell>
          <table:table-cell office:value-type="float" office:value="21">
            <text:p>21</text:p>
          </table:table-cell>
          <table:table-cell office:value-type="float" office:value="4.96">
            <text:p>4.96</text:p>
          </table:table-cell>
          <table:table-cell office:value-type="float" office:value="20.2">
            <text:p>20.2</text:p>
          </table:table-cell>
          <table:table-cell office:value-type="float" office:value="19.9">
            <text:p>19.9</text:p>
          </table:table-cell>
          <table:table-cell table:formula="of:=[.F31]/[.H31]" office:value-type="float" office:value="0.887096774193548">
            <text:p>0.89</text:p>
          </table:table-cell>
          <table:table-cell table:formula="of:=[.G31]/[.I31]" office:value-type="float" office:value="1.03960396039604">
            <text:p>1.04</text:p>
          </table:table-cell>
          <table:table-cell table:number-columns-repeated="12"/>
        </table:table-row>
        <table:table-row table:style-name="ro1">
          <table:table-cell table:formula="of:=CONCATENATE([.C32];&quot;-&quot;;[.D32])" office:value-type="string" office:string-value="2-1">
            <text:p>2-1</text:p>
          </table:table-cell>
          <table:table-cell office:value-type="string">
            <text:p>ST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5.95">
            <text:p>5.95</text:p>
          </table:table-cell>
          <table:table-cell office:value-type="float" office:value="4.8">
            <text:p>4.8</text:p>
          </table:table-cell>
          <table:table-cell office:value-type="float" office:value="8.77">
            <text:p>8.77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table:formula="of:=[.F32]/[.H32]" office:value-type="float" office:value="0.678449258836944">
            <text:p>0.68</text:p>
          </table:table-cell>
          <table:table-cell table:formula="of:=[.G32]/[.I32]" office:value-type="float" office:value="5.33333333333333">
            <text:p>5.33</text:p>
          </table:table-cell>
          <table:table-cell table:number-columns-repeated="12"/>
        </table:table-row>
        <table:table-row table:style-name="ro1">
          <table:table-cell table:formula="of:=CONCATENATE([.C33];&quot;-&quot;;[.D33])" office:value-type="string" office:string-value="2-2">
            <text:p>2-2</text:p>
          </table:table-cell>
          <table:table-cell office:value-type="string">
            <text:p>ST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5.77">
            <text:p>5.77</text:p>
          </table:table-cell>
          <table:table-cell office:value-type="float" office:value="4.4">
            <text:p>4.4</text:p>
          </table:table-cell>
          <table:table-cell office:value-type="float" office:value="11.03">
            <text:p>11.03</text:p>
          </table:table-cell>
          <table:table-cell table:number-columns-repeated="2" office:value-type="float" office:value="0.9">
            <text:p>0.9</text:p>
          </table:table-cell>
          <table:table-cell table:formula="of:=[.F33]/[.H33]" office:value-type="float" office:value="0.523118766999093">
            <text:p>0.52</text:p>
          </table:table-cell>
          <table:table-cell table:formula="of:=[.G33]/[.I33]" office:value-type="float" office:value="4.88888888888889">
            <text:p>4.89</text:p>
          </table:table-cell>
          <table:table-cell table:number-columns-repeated="12"/>
        </table:table-row>
        <table:table-row table:style-name="ro1">
          <table:table-cell table:formula="of:=CONCATENATE([.C34];&quot;-&quot;;[.D34])" office:value-type="string" office:string-value="2-3">
            <text:p>2-3</text:p>
          </table:table-cell>
          <table:table-cell office:value-type="string">
            <text:p>ST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5.43">
            <text:p>5.43</text:p>
          </table:table-cell>
          <table:table-cell office:value-type="float" office:value="4.7">
            <text:p>4.7</text:p>
          </table:table-cell>
          <table:table-cell office:value-type="float" office:value="10.92">
            <text:p>10.92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table:formula="of:=[.F34]/[.H34]" office:value-type="float" office:value="0.497252747252747">
            <text:p>0.5</text:p>
          </table:table-cell>
          <table:table-cell table:formula="of:=[.G34]/[.I34]" office:value-type="float" office:value="3.35714285714286">
            <text:p>3.36</text:p>
          </table:table-cell>
          <table:table-cell table:number-columns-repeated="12"/>
        </table:table-row>
        <table:table-row table:style-name="ro1">
          <table:table-cell table:formula="of:=CONCATENATE([.C35];&quot;-&quot;;[.D35])" office:value-type="string" office:string-value="3-0">
            <text:p>3-0</text:p>
          </table:table-cell>
          <table:table-cell office:value-type="string">
            <text:p>ST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.31">
            <text:p>4.31</text:p>
          </table:table-cell>
          <table:table-cell office:value-type="float" office:value="20.6">
            <text:p>20.6</text:p>
          </table:table-cell>
          <table:table-cell office:value-type="float" office:value="4.79">
            <text:p>4.79</text:p>
          </table:table-cell>
          <table:table-cell office:value-type="float" office:value="20.3">
            <text:p>20.3</text:p>
          </table:table-cell>
          <table:table-cell office:value-type="float" office:value="19.8">
            <text:p>19.8</text:p>
          </table:table-cell>
          <table:table-cell table:formula="of:=[.F35]/[.H35]" office:value-type="float" office:value="0.899791231732777">
            <text:p>0.9</text:p>
          </table:table-cell>
          <table:table-cell table:formula="of:=[.G35]/[.I35]" office:value-type="float" office:value="1.01477832512315">
            <text:p>1.01</text:p>
          </table:table-cell>
          <table:table-cell table:number-columns-repeated="12"/>
        </table:table-row>
        <table:table-row table:style-name="ro1">
          <table:table-cell table:formula="of:=CONCATENATE([.C36];&quot;-&quot;;[.D36])" office:value-type="string" office:string-value="3-1">
            <text:p>3-1</text:p>
          </table:table-cell>
          <table:table-cell office:value-type="string">
            <text:p>ST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5.94">
            <text:p>5.94</text:p>
          </table:table-cell>
          <table:table-cell office:value-type="float" office:value="4.9">
            <text:p>4.9</text:p>
          </table:table-cell>
          <table:table-cell office:value-type="float" office:value="8.65">
            <text:p>8.65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table:formula="of:=[.F36]/[.H36]" office:value-type="float" office:value="0.686705202312139">
            <text:p>0.69</text:p>
          </table:table-cell>
          <table:table-cell table:formula="of:=[.G36]/[.I36]" office:value-type="float" office:value="5.44444444444444">
            <text:p>5.44</text:p>
          </table:table-cell>
          <table:table-cell table:number-columns-repeated="12"/>
        </table:table-row>
        <table:table-row table:style-name="ro1">
          <table:table-cell table:formula="of:=CONCATENATE([.C37];&quot;-&quot;;[.D37])" office:value-type="string" office:string-value="3-2">
            <text:p>3-2</text:p>
          </table:table-cell>
          <table:table-cell office:value-type="string">
            <text:p>ST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5.33">
            <text:p>5.33</text:p>
          </table:table-cell>
          <table:table-cell office:value-type="float" office:value="5">
            <text:p>5</text:p>
          </table:table-cell>
          <table:table-cell office:value-type="float" office:value="9.64">
            <text:p>9.64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table:formula="of:=[.F37]/[.H37]" office:value-type="float" office:value="0.552904564315353">
            <text:p>0.55</text:p>
          </table:table-cell>
          <table:table-cell table:formula="of:=[.G37]/[.I37]" office:value-type="float" office:value="4.54545454545455">
            <text:p>4.55</text:p>
          </table:table-cell>
          <table:table-cell table:number-columns-repeated="12"/>
        </table:table-row>
        <table:table-row table:style-name="ro1">
          <table:table-cell table:formula="of:=CONCATENATE([.C38];&quot;-&quot;;[.D38])" office:value-type="string" office:string-value="3-3">
            <text:p>3-3</text:p>
          </table:table-cell>
          <table:table-cell office:value-type="string">
            <text:p>STD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4.69">
            <text:p>4.69</text:p>
          </table:table-cell>
          <table:table-cell office:value-type="float" office:value="4.7">
            <text:p>4.7</text:p>
          </table:table-cell>
          <table:table-cell office:value-type="float" office:value="8.03">
            <text:p>8.03</text:p>
          </table:table-cell>
          <table:table-cell office:value-type="float" office:value="1.3">
            <text:p>1.3</text:p>
          </table:table-cell>
          <table:table-cell office:value-type="float" office:value="0.8">
            <text:p>0.8</text:p>
          </table:table-cell>
          <table:table-cell table:formula="of:=[.F38]/[.H38]" office:value-type="float" office:value="0.584059775840598">
            <text:p>0.58</text:p>
          </table:table-cell>
          <table:table-cell table:formula="of:=[.G38]/[.I38]" office:value-type="float" office:value="3.61538461538462">
            <text:p>3.62</text:p>
          </table:table-cell>
          <table:table-cell table:number-columns-repeated="12"/>
        </table:table-row>
        <table:table-row table:style-name="ro1">
          <table:table-cell table:formula="of:=CONCATENATE([.C39];&quot;-&quot;;[.D39])" office:value-type="string" office:string-value="4-0">
            <text:p>4-0</text:p>
          </table:table-cell>
          <table:table-cell office:value-type="string">
            <text:p>ST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.29">
            <text:p>4.29</text:p>
          </table:table-cell>
          <table:table-cell office:value-type="float" office:value="21">
            <text:p>21</text:p>
          </table:table-cell>
          <table:table-cell office:value-type="float" office:value="4.69">
            <text:p>4.69</text:p>
          </table:table-cell>
          <table:table-cell office:value-type="float" office:value="20.2">
            <text:p>20.2</text:p>
          </table:table-cell>
          <table:table-cell office:value-type="float" office:value="20.1">
            <text:p>20.1</text:p>
          </table:table-cell>
          <table:table-cell table:formula="of:=[.F39]/[.H39]" office:value-type="float" office:value="0.914712153518124">
            <text:p>0.91</text:p>
          </table:table-cell>
          <table:table-cell table:formula="of:=[.G39]/[.I39]" office:value-type="float" office:value="1.03960396039604">
            <text:p>1.04</text:p>
          </table:table-cell>
          <table:table-cell table:number-columns-repeated="12"/>
        </table:table-row>
        <table:table-row table:style-name="ro1">
          <table:table-cell table:formula="of:=CONCATENATE([.C40];&quot;-&quot;;[.D40])" office:value-type="string" office:string-value="4-1">
            <text:p>4-1</text:p>
          </table:table-cell>
          <table:table-cell office:value-type="string">
            <text:p>ST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5.58">
            <text:p>5.58</text:p>
          </table:table-cell>
          <table:table-cell office:value-type="float" office:value="4.4">
            <text:p>4.4</text:p>
          </table:table-cell>
          <table:table-cell office:value-type="float" office:value="10.78">
            <text:p>10.78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table:formula="of:=[.F40]/[.H40]" office:value-type="float" office:value="0.517625231910946">
            <text:p>0.52</text:p>
          </table:table-cell>
          <table:table-cell table:formula="of:=[.G40]/[.I40]" office:value-type="float" office:value="3.66666666666667">
            <text:p>3.67</text:p>
          </table:table-cell>
          <table:table-cell table:number-columns-repeated="12"/>
        </table:table-row>
        <table:table-row table:style-name="ro1">
          <table:table-cell table:formula="of:=CONCATENATE([.C41];&quot;-&quot;;[.D41])" office:value-type="string" office:string-value="4-2">
            <text:p>4-2</text:p>
          </table:table-cell>
          <table:table-cell office:value-type="string">
            <text:p>ST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5.76">
            <text:p>5.76</text:p>
          </table:table-cell>
          <table:table-cell office:value-type="float" office:value="4.9">
            <text:p>4.9</text:p>
          </table:table-cell>
          <table:table-cell office:value-type="float" office:value="8.91">
            <text:p>8.91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table:formula="of:=[.F41]/[.H41]" office:value-type="float" office:value="0.646464646464646">
            <text:p>0.65</text:p>
          </table:table-cell>
          <table:table-cell table:formula="of:=[.G41]/[.I41]" office:value-type="float" office:value="4.45454545454545">
            <text:p>4.45</text:p>
          </table:table-cell>
          <table:table-cell table:number-columns-repeated="12"/>
        </table:table-row>
        <table:table-row table:style-name="ro1">
          <table:table-cell table:formula="of:=CONCATENATE([.C42];&quot;-&quot;;[.D42])" office:value-type="string" office:string-value="4-3">
            <text:p>4-3</text:p>
          </table:table-cell>
          <table:table-cell office:value-type="string">
            <text:p>ST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5.46">
            <text:p>5.46</text:p>
          </table:table-cell>
          <table:table-cell office:value-type="float" office:value="4.4">
            <text:p>4.4</text:p>
          </table:table-cell>
          <table:table-cell office:value-type="float" office:value="11.58">
            <text:p>11.58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table:formula="of:=[.F42]/[.H42]" office:value-type="float" office:value="0.471502590673575">
            <text:p>0.47</text:p>
          </table:table-cell>
          <table:table-cell table:formula="of:=[.G42]/[.I42]" office:value-type="float" office:value="3.66666666666667">
            <text:p>3.67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plit</text:p>
          </table:table-cell>
          <table:table-cell office:value-type="string">
            <text:p>Dev Perplexity</text:p>
          </table:table-cell>
          <table:table-cell office:value-type="string">
            <text:p>Best Dev BLEU</text:p>
          </table:table-cell>
          <table:table-cell office:value-type="string">
            <text:p>Test Perplexity</text:p>
          </table:table-cell>
          <table:table-cell office:value-type="string">
            <text:p>Best Test BLEU</text:p>
          </table:table-cell>
          <table:table-cell office:value-type="string">
            <text:p>Unseen TEST BLEU</text:p>
          </table:table-cell>
          <table:table-cell office:value-type="string">
            <text:p>Perp D/T Ratio</text:p>
          </table:table-cell>
          <table:table-cell office:value-type="string">
            <text:p>BLEU D/T Ratio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formula="of:=AVERAGE([.F3:.F22])" office:value-type="float" office:value="5.6595">
            <text:p>5.66</text:p>
          </table:table-cell>
          <table:table-cell table:formula="of:=AVERAGE([.G3:.G22])" office:value-type="float" office:value="8.94">
            <text:p>8.94</text:p>
          </table:table-cell>
          <table:table-cell table:formula="of:=AVERAGE([.H3:.H22])" office:value-type="float" office:value="7.891">
            <text:p>7.89</text:p>
          </table:table-cell>
          <table:table-cell table:formula="of:=AVERAGE([.I3:.I22])" office:value-type="float" office:value="6.575">
            <text:p>6.58</text:p>
          </table:table-cell>
          <table:table-cell table:formula="of:=AVERAGE([.J3:.J22])" office:value-type="float" office:value="6.095">
            <text:p>6.1</text:p>
          </table:table-cell>
          <table:table-cell table:formula="of:=AVERAGE([.K3:.K22])" office:value-type="float" office:value="0.746005390910558">
            <text:p>0.75</text:p>
          </table:table-cell>
          <table:table-cell table:formula="of:=AVERAGE([.L3:.L22])" office:value-type="float" office:value="2.16853544084524">
            <text:p>2.17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table:formula="of:=AVERAGE([.F23:.F42])" office:value-type="float" office:value="5.492">
            <text:p>5.49</text:p>
          </table:table-cell>
          <table:table-cell table:formula="of:=AVERAGE([.G23:.G42])" office:value-type="float" office:value="8.95">
            <text:p>8.95</text:p>
          </table:table-cell>
          <table:table-cell table:formula="of:=AVERAGE([.H23:.H42])" office:value-type="float" office:value="8.9805">
            <text:p>8.98</text:p>
          </table:table-cell>
          <table:table-cell table:formula="of:=AVERAGE([.I23:.I42])" office:value-type="float" office:value="5.98">
            <text:p>5.98</text:p>
          </table:table-cell>
          <table:table-cell table:formula="of:=AVERAGE([.J23:.J42])" office:value-type="float" office:value="5.88">
            <text:p>5.88</text:p>
          </table:table-cell>
          <table:table-cell table:formula="of:=AVERAGE([.K23:.K42])" office:value-type="float" office:value="0.652878659975371">
            <text:p>0.65</text:p>
          </table:table-cell>
          <table:table-cell table:formula="of:=AVERAGE([.L23:.L42])" office:value-type="float" office:value="3.51634019393664">
            <text:p>3.5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TD A</text:p>
          </table:table-cell>
          <table:table-cell table:formula="of:=STDEV([.F3:.F22])" office:value-type="float" office:value="0.898100187823397">
            <text:p>0.9</text:p>
          </table:table-cell>
          <table:table-cell table:formula="of:=STDEV([.G3:.G22])" office:value-type="float" office:value="7.65392228310358">
            <text:p>7.65</text:p>
          </table:table-cell>
          <table:table-cell table:formula="of:=STDEV([.H3:.H22])" office:value-type="float" office:value="2.19531055230294">
            <text:p>2.2</text:p>
          </table:table-cell>
          <table:table-cell table:formula="of:=STDEV([.I3:.I22])" office:value-type="float" office:value="8.44230418783877">
            <text:p>8.44</text:p>
          </table:table-cell>
          <table:table-cell table:formula="of:=STDEV([.J3:.J22])" office:value-type="float" office:value="8.41955587027199">
            <text:p>8.42</text:p>
          </table:table-cell>
          <table:table-cell table:formula="of:=STDEV([.K3:.K22])" office:value-type="float" office:value="0.121935587586816">
            <text:p>0.12</text:p>
          </table:table-cell>
          <table:table-cell table:formula="of:=STDEV([.L3:.L22])" office:value-type="float" office:value="0.690466115341224">
            <text:p>0.69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TD B</text:p>
          </table:table-cell>
          <table:table-cell table:formula="of:=STDEV([.F23:.F42])" office:value-type="float" office:value="0.791657820818539">
            <text:p>0.79</text:p>
          </table:table-cell>
          <table:table-cell table:formula="of:=STDEV([.G23:.G42])" office:value-type="float" office:value="7.41083843541265">
            <text:p>7.41</text:p>
          </table:table-cell>
          <table:table-cell table:formula="of:=STDEV([.H23:.H42])" office:value-type="float" office:value="2.61935402844209">
            <text:p>2.62</text:p>
          </table:table-cell>
          <table:table-cell table:formula="of:=STDEV([.I23:.I42])" office:value-type="float" office:value="8.63673915073824">
            <text:p>8.64</text:p>
          </table:table-cell>
          <table:table-cell table:formula="of:=STDEV([.J23:.J42])" office:value-type="float" office:value="8.62698337226073">
            <text:p>8.63</text:p>
          </table:table-cell>
          <table:table-cell table:formula="of:=STDEV([.K23:.K42])" office:value-type="float" office:value="0.159608325995674">
            <text:p>0.16</text:p>
          </table:table-cell>
          <table:table-cell table:formula="of:=STDEV([.L23:.L42])" office:value-type="float" office:value="1.57757802144948">
            <text:p>1.58</text:p>
          </table:table-cell>
          <table:table-cell table:number-columns-repeated="12"/>
        </table:table-row>
        <table:table-row table:style-name="ro1">
          <table:table-cell table:number-columns-repeated="6"/>
          <table:table-cell>
            <draw:frame table:end-cell-address="Sheet1.L67" table:end-x="1.0898in" table:end-y="0.1567in" draw:z-index="0" draw:style-name="gr1" draw:text-style-name="P1" svg:width="6.2933in" svg:height="3.535in" svg:x="0.5626in" svg:y="0in">
              <draw:object draw:notify-on-update-of-ranges="Sheet1.E44:Sheet1.E47 Sheet1.G43:Sheet1.G43 Sheet1.G44:Sheet1.G47 Sheet1.I43:Sheet1.I43 Sheet1.I44:Sheet1.I47 Sheet1.J43:Sheet1.J43 Sheet1.J44:Sheet1.J4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2:Sheet1.A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4/17/2019</text:date>, <text:time>00:2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4M55S</meta:editing-duration>
    <meta:editing-cycles>10</meta:editing-cycles>
    <meta:generator>OpenOffice/4.1.4$Win32 OpenOffice.org_project/414m5$Build-9788</meta:generator>
    <dc:date>2019-04-17T00:24:44.09</dc:date>
    <meta:document-statistic meta:table-count="3" meta:cell-count="142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8.98cm" xlink:href=".." xlink:type="simple" chart:class="chart:bar" chart:style-name="ch1">
        <chart:legend chart:legend-position="end" svg:x="12.109cm" svg:y="3.654cm" style:legend-expansion="high" chart:style-name="ch2"/>
        <chart:plot-area chart:style-name="ch3" table:cell-range-address="Sheet1.E44:Sheet1.E47 Sheet1.G43:Sheet1.G47 Sheet1.I43:Sheet1.J47" chart:data-source-has-labels="both" svg:x="0.769cm" svg:y="0.851cm" svg:width="10.702cm" svg:height="7.53cm">
          <chartooo:coordinate-region svg:x="1.39cm" svg:y="1.063cm" svg:width="10.081cm" svg:height="6.645cm"/>
          <chart:axis chart:dimension="x" chart:name="primary-x" chart:style-name="ch4" chartooo:axis-type="auto">
            <chartooo:date-scale/>
            <chart:categories table:cell-range-address="Sheet1.E44:Sheet1.E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44:Sheet1.G47" chart:label-cell-address="Sheet1.G43:Sheet1.G43" chart:class="chart:bar">
            <chart:data-point chart:repeated="4"/>
          </chart:series>
          <chart:series chart:style-name="ch8" chart:values-cell-range-address="Sheet1.I44:Sheet1.I47" chart:label-cell-address="Sheet1.I43:Sheet1.I43" chart:class="chart:bar">
            <chart:data-point chart:repeated="4"/>
          </chart:series>
          <chart:series chart:style-name="ch9" chart:values-cell-range-address="Sheet1.J44:Sheet1.J47" chart:label-cell-address="Sheet1.J43:Sheet1.J4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Dev BLEU</text:p>
                <draw:g>
                  <svg:desc>Sheet1.G43:Sheet1.G43</svg:desc>
                </draw:g>
              </table:table-cell>
              <table:table-cell office:value-type="string">
                <text:p>Best Test BLEU</text:p>
                <draw:g>
                  <svg:desc>Sheet1.I43:Sheet1.I43</svg:desc>
                </draw:g>
              </table:table-cell>
              <table:table-cell office:value-type="string">
                <text:p>Unseen TEST BLEU</text:p>
                <draw:g>
                  <svg:desc>Sheet1.J43:Sheet1.J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E44:Sheet1.E47</svg:desc>
                </draw:g>
              </table:table-cell>
              <table:table-cell office:value-type="float" office:value="8.94">
                <text:p>8.94</text:p>
                <draw:g>
                  <svg:desc>Sheet1.G44:Sheet1.G47</svg:desc>
                </draw:g>
              </table:table-cell>
              <table:table-cell office:value-type="float" office:value="6.575">
                <text:p>6.575</text:p>
                <draw:g>
                  <svg:desc>Sheet1.I44:Sheet1.I47</svg:desc>
                </draw:g>
              </table:table-cell>
              <table:table-cell office:value-type="float" office:value="6.095">
                <text:p>6.095</text:p>
                <draw:g>
                  <svg:desc>Sheet1.J44:Sheet1.J4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8.95">
                <text:p>8.95</text:p>
              </table:table-cell>
              <table:table-cell office:value-type="float" office:value="5.98">
                <text:p>5.98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STD A</text:p>
              </table:table-cell>
              <table:table-cell office:value-type="float" office:value="7.65392228310358">
                <text:p>7.65392228310358</text:p>
              </table:table-cell>
              <table:table-cell office:value-type="float" office:value="8.44230418783877">
                <text:p>8.44230418783877</text:p>
              </table:table-cell>
              <table:table-cell office:value-type="float" office:value="8.41955587027199">
                <text:p>8.41955587027199</text:p>
              </table:table-cell>
            </table:table-row>
            <table:table-row>
              <table:table-cell office:value-type="string">
                <text:p>STD B</text:p>
              </table:table-cell>
              <table:table-cell office:value-type="float" office:value="7.41083843541265">
                <text:p>7.41083843541265</text:p>
              </table:table-cell>
              <table:table-cell office:value-type="float" office:value="8.63673915073824">
                <text:p>8.63673915073824</text:p>
              </table:table-cell>
              <table:table-cell office:value-type="float" office:value="8.62698337226073">
                <text:p>8.62698337226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41cm" svg:height="10.946cm" xlink:href=".." xlink:type="simple" chart:class="chart:bar" chart:style-name="ch1">
        <chart:legend chart:legend-position="end" svg:x="24.005cm" svg:y="4.899cm" style:legend-expansion="high" chart:style-name="ch2"/>
        <chart:plot-area chart:style-name="ch3" table:cell-range-address="Sheet1.A2:Sheet1.A22 Sheet1.J2:Sheet1.J22 Sheet1.V2:Sheet1.V22" chart:data-source-has-labels="both" svg:x="1.01cm" svg:y="1.007cm" svg:width="21.875cm" svg:height="9.301cm">
          <chartooo:coordinate-region svg:x="1.631cm" svg:y="1.219cm" svg:width="21.254cm" svg:height="8.416cm"/>
          <chart:axis chart:dimension="x" chart:name="primary-x" chart:style-name="ch4" chartooo:axis-type="auto">
            <chartooo:date-scale/>
            <chart:categories table:cell-range-address="Sheet1.A3:Sheet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J22" chart:label-cell-address="Sheet1.J2:Sheet1.J2" chart:class="chart:bar">
            <chart:data-point chart:repeated="20"/>
          </chart:series>
          <chart:series chart:style-name="ch8" chart:values-cell-range-address="Sheet1.V3:Sheet1.V22" chart:label-cell-address="Sheet1.V2:Sheet1.V2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een Test BLEU A</text:p>
                <draw:g>
                  <svg:desc>Sheet1.J2:Sheet1.J2</svg:desc>
                </draw:g>
              </table:table-cell>
              <table:table-cell office:value-type="string">
                <text:p>Unseen Test BLEU B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Sheet1.A3:Sheet1.A22</svg:desc>
                </draw:g>
              </table:table-cell>
              <table:table-cell office:value-type="float" office:value="21.8">
                <text:p>21.8</text:p>
                <draw:g>
                  <svg:desc>Sheet1.J3:Sheet1.J22</svg:desc>
                </draw:g>
              </table:table-cell>
              <table:table-cell office:value-type="float" office:value="22.2">
                <text:p>22.2</text:p>
                <draw:g>
                  <svg:desc>Sheet1.V3:Sheet1.V22</svg:desc>
                </draw:g>
              </table:table-cell>
            </table:table-row>
            <table:table-row>
              <table:table-cell office:value-type="string">
                <text:p>0-1</text:p>
              </table:table-cell>
              <table:table-cell office:value-type="float" office:value="1.4">
                <text:p>1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0-2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-3</text:p>
              </table:table-cell>
              <table:table-cell office:value-type="float" office:value="1.2">
                <text:p>1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-0</text:p>
              </table:table-cell>
              <table:table-cell office:value-type="float" office:value="18.4">
                <text:p>18.4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-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2.1">
                <text:p>2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1.9">
                <text:p>1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-0</text:p>
              </table:table-cell>
              <table:table-cell office:value-type="float" office:value="22.8">
                <text:p>22.8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2-1</text:p>
              </table:table-cell>
              <table:table-cell office:value-type="float" office:value="1.3">
                <text:p>1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1.5">
                <text:p>1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-0</text:p>
              </table:table-cell>
              <table:table-cell office:value-type="float" office:value="18.9">
                <text:p>18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-1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-2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1.1">
                <text:p>1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-0</text:p>
              </table:table-cell>
              <table:table-cell office:value-type="float" office:value="19.2">
                <text:p>19.2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-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-2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-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